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loext:contextual-spacing="false" fo:line-height="200%" fo:text-indent="0cm" style:auto-text-indent="false"/>
      <style:text-properties officeooo:paragraph-rsid="002198c9"/>
    </style:style>
    <style:style style:name="P2" style:family="paragraph" style:parent-style-name="Text_20_body" style:list-style-name="L1">
      <style:paragraph-properties fo:margin-top="0cm" fo:margin-bottom="0cm" loext:contextual-spacing="false" fo:line-height="200%"/>
      <style:text-properties fo:font-size="12pt" officeooo:paragraph-rsid="002198c9" style:font-size-asian="10.5pt" style:font-size-complex="12pt"/>
    </style:style>
    <style:style style:name="T1" style:family="text">
      <style:text-properties fo:font-size="14pt" style:font-size-asian="14pt" style:font-size-complex="14pt"/>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Acknowledgements</text:span></text:h>
      <text:list xml:id="list743676944" text:style-name="L1">
        <text:list-item>
          <text:p text:style-name="P1">Among other acknowledgements, the student is required to declare the extent to which assistance (paid or unpaid) has been given by members of staff, fellow students, research assistants, technicians, or others in the collection of materials and data, the design and construction of apparatus, the performance of experiments, the analysis of data, and the preparation of the thesis (including editorial help). </text:p>
        </text:list-item>
        <text:list-item>
          <text:p text:style-name="P2">In addition, it is appropriate to recognize the supervision and advice given by the thesis supervisor(s) and advisors.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0:07.397442459</meta:creation-date>
    <meta:generator>LibreOffice/6.4.7.2$Linux_X86_64 LibreOffice_project/40$Build-2</meta:generator>
    <dc:date>2024-05-21T13:19:23.796919041</dc:date>
    <dc:creator>Dominique Caron</dc:creator>
    <meta:editing-duration>PT1M21S</meta:editing-duration>
    <meta:editing-cycles>6</meta:editing-cycles>
    <meta:document-statistic meta:table-count="0" meta:image-count="0" meta:object-count="0" meta:page-count="1" meta:paragraph-count="3" meta:word-count="82" meta:character-count="546" meta:non-whitespace-character-count="467"/>
  </office:meta>
</office:document-meta>
</file>